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taxel numbe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ubject1 trial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ubject1 trial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ubject1 trial3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ubject1 trial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ubject1 trial5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Subject1 trial6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ubject1 trial7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ubject1 trial8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ubject1 trial9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Subject1 trial1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5T17:32:10.542639282</meta:creation-date>
    <dc:date>2022-12-06T13:51:42.004913428</dc:date>
    <meta:editing-duration>PT19H18M40S</meta:editing-duration>
    <meta:editing-cycles>2</meta:editing-cycles>
    <meta:generator>LibreOffice/6.0.7.3$Linux_X86_64 LibreOffice_project/00m0$Build-3</meta:generator>
    <meta:document-statistic meta:table-count="1" meta:cell-count="187" meta:object-count="0"/>
  </office:meta>
</office:document-meta>
</file>